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6ec46" officeooo:paragraph-rsid="0006ec46" style:font-size-asian="24pt" style:font-size-complex="24pt"/>
    </style:style>
    <style:style style:name="P2" style:family="paragraph" style:parent-style-name="Standard">
      <style:text-properties fo:font-size="24pt" fo:font-style="italic" style:text-underline-style="solid" style:text-underline-width="auto" style:text-underline-color="font-color" fo:font-weight="bold" officeooo:rsid="0006ec46" officeooo:paragraph-rsid="0006ec46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officeooo:rsid="0006ec46" officeooo:paragraph-rsid="0006ec46" style:font-size-asian="24pt" style:font-style-asian="italic" style:font-weight-asian="bold" style:font-size-complex="24pt" style:font-style-complex="italic" style:font-weight-complex="bold"/>
    </style:style>
    <style:style style:name="P4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6ec46" officeooo:paragraph-rsid="0006ec46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8pt" fo:font-style="italic" style:text-underline-style="none" fo:font-weight="normal" officeooo:rsid="0006ec46" officeooo:paragraph-rsid="0006ec46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text-properties fo:font-size="18pt" officeooo:rsid="0006ec46" officeooo:paragraph-rsid="0006ec46" style:font-size-asian="18pt" style:font-size-complex="18pt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091c81" style:font-style-asian="normal" style:font-weight-asian="normal" style:font-style-complex="normal" style:font-weight-complex="normal"/>
    </style:style>
    <style:style style:name="T5" style:family="text">
      <style:text-properties officeooo:rsid="00091c81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ep Closing Checklist</text:p>
      <text:p text:style-name="P2"/>
      <text:p text:style-name="P4"><text:span text:style-name="T3">__</text:span><text:span text:style-name="T4">_</text:span><text:span text:style-name="T3"> </text:span><text:span text:style-name="T6">Clean and sanitize all prep surfaces: Prep shelves, storage shelves, prep table, chest freezer – top to bottom</text:span></text:p>
      <text:p text:style-name="P5"/>
      <text:p text:style-name="P5">__<text:span text:style-name="T5">_</text:span> Clean and sanitize all prep equipment: blender, slicer, prep <text:span text:style-name="T5">equipment</text:span>, and utensils</text:p>
      <text:p text:style-name="P5"/>
      <text:p text:style-name="P5">__<text:span text:style-name="T5">_</text:span> Wipe and clean all equipment: ice machine, freezer, cooler</text:p>
      <text:p text:style-name="P5"/>
      <text:p text:style-name="P5">__<text:span text:style-name="T5">_</text:span> Clean and sanitize all equipment shelves – cooler, freezer – top to bottom</text:p>
      <text:p text:style-name="P5"/>
      <text:p text:style-name="P5">__<text:span text:style-name="T5">_ </text:span>Stainless polish all stainless doors and equipment</text:p>
      <text:p text:style-name="P5"/>
      <text:p text:style-name="P5">__<text:span text:style-name="T5">_ </text:span>Clean and replace all produce bins</text:p>
      <text:p text:style-name="P5"/>
      <text:p text:style-name="P5">__<text:span text:style-name="T5">_ </text:span>Sweep, scrub, squeegee floors – underneath all equipment</text:p>
      <text:p text:style-name="P5"/>
      <text:p text:style-name="P5">__<text:span text:style-name="T5">_ </text:span>Validate with MOD </text:p>
      <text:p text:style-name="P5"/>
      <text:p text:style-name="P5">__<text:span text:style-name="T5">_ </text:span>Clock out &amp; have a goodnight, Thank You.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09:56:22.240000000</meta:creation-date>
    <dc:date>2024-09-22T17:26:20.413000000</dc:date>
    <meta:editing-duration>PT3H23M35S</meta:editing-duration>
    <meta:editing-cycles>2</meta:editing-cycles>
    <meta:generator>LibreOffice/7.4.2.3$Windows_X86_64 LibreOffice_project/382eef1f22670f7f4118c8c2dd222ec7ad009daf</meta:generator>
    <meta:print-date>2024-02-07T13:35:55.794000000</meta:print-date>
    <meta:document-statistic meta:table-count="0" meta:image-count="0" meta:object-count="0" meta:page-count="1" meta:paragraph-count="10" meta:word-count="92" meta:character-count="582" meta:non-whitespace-character-count="495"/>
  </office:meta>
</office:document-meta>
</file>